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535e9" draw:textarea-horizontal-align="justify" draw:textarea-vertical-align="middle" draw:auto-grow-height="false" fo:min-height="3.298cm" fo:min-width="3.24cm"/>
    </style:style>
    <style:style style:name="P1" style:family="paragraph">
      <loext:graphic-properties draw:fill-color="#a535e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702cm" svg:height="3.507cm" svg:x="0.565cm" svg:y="0.682cm" svg:viewBox="0 0 3703 3508" svg:d="M3229 819c207 395 218 801 313 1307 95 507 273 1114 60 1304-211 193-815-32-1417-43-603-9-1203 198-1613 2-411-200-632-799-558-1332 72-531 436-993 854-1381 414-391 883-708 1319-673 434 36 836 421 1042 816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18cm" fo:margin-bottom="0.218cm" fo:margin-left="0.218cm" fo:margin-right="0.218cm" fo:page-width="5.318cm" fo:page-height="5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4-23T13:05:12.977000000</dc:date>
    <meta:editing-duration>PT11M38S</meta:editing-duration>
    <meta:editing-cycles>1</meta:editing-cycles>
    <meta:document-statistic meta:object-count="1"/>
    <meta:generator>LibreOffice/7.4.3.2$Windows_X86_64 LibreOffice_project/1048a8393ae2eeec98dff31b5c133c5f1d08b890</meta:generator>
  </office:meta>
</office:document-meta>
</file>